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tructura Funcional y Operacional de la Aplicación Financiera Personal</text:h>
      <text:p text:style-name="Standard">Este documento describe la estructura funcional y operativa de una aplicación financiera personal. La finalidad del sistema es permitir a un usuario registrar, consultar, modificar y visualizar reportes sobre sus ingresos y egresos personales. El desarrollo se realizará de forma mixta: utilizando la herramienta Bolt.diy para generar interfaces y partes del código, y completando con programación manual en Visual Studio Code usando HTML, JavaScript, Python o PHP según sea necesario.</text:p>
      <text:h text:style-name="Heading_20_2" text:outline-level="2">Árbol Jerárquico de Interfaces y Operaciones</text:h>
      <text:list text:style-name="L1">
        <text:list-item>
          <text:p text:style-name="P1">1. Inicio / Dashboard</text:p>
        </text:list-item>
        <text:list-item>
          <text:p text:style-name="P1">1.1 Visualización rápida de saldos e ingresos/egresos recientes</text:p>
        </text:list-item>
        <text:list-item>
          <text:p text:style-name="P1">2. Ingresos</text:p>
        </text:list-item>
        <text:list-item>
          <text:p text:style-name="P1">2.1 Alta de ingreso</text:p>
        </text:list-item>
        <text:list-item>
          <text:p text:style-name="P1">2.2 Consulta de ingresos</text:p>
        </text:list-item>
        <text:list-item>
          <text:p text:style-name="P1">2.3 Modificación de ingreso</text:p>
        </text:list-item>
        <text:list-item>
          <text:p text:style-name="P1">2.4 Eliminación de ingreso</text:p>
        </text:list-item>
        <text:list-item>
          <text:p text:style-name="P1">3. Egresos</text:p>
        </text:list-item>
        <text:list-item>
          <text:p text:style-name="P1">3.1 Alta de egreso</text:p>
        </text:list-item>
        <text:list-item>
          <text:p text:style-name="P1">3.2 Consulta de egresos</text:p>
        </text:list-item>
        <text:list-item>
          <text:p text:style-name="P1">3.3 Modificación de egreso</text:p>
        </text:list-item>
        <text:list-item>
          <text:p text:style-name="P1">3.4 Eliminación de egreso</text:p>
        </text:list-item>
        <text:list-item>
          <text:p text:style-name="P1">4. Reportes</text:p>
        </text:list-item>
        <text:list-item>
          <text:p text:style-name="P1">4.1 Reportes por mes</text:p>
        </text:list-item>
        <text:list-item>
          <text:p text:style-name="P1">4.2 Reportes por categoría</text:p>
        </text:list-item>
        <text:list-item>
          <text:p text:style-name="P1">4.3 Comparativas de ingresos vs egresos</text:p>
        </text:list-item>
        <text:list-item>
          <text:p text:style-name="P1">5. Configuración</text:p>
        </text:list-item>
        <text:list-item>
          <text:p text:style-name="P1">5.1 Gestión de categorías (opcional)</text:p>
        </text:list-item>
      </text:list>
      <text:h text:style-name="Heading_20_2" text:outline-level="2">Explicación de cada Operación</text:h>
      <text:h text:style-name="Heading_20_3" text:outline-level="3">Inicio / Dashboard</text:h>
      <text:p text:style-name="Standard">Pantalla principal donde se visualiza el saldo actual, un resumen de los ingresos y egresos recientes, y accesos directos a las otras operaciones.</text:p>
      <text:h text:style-name="Heading_20_3" text:outline-level="3">Alta de ingreso</text:h>
      <text:p text:style-name="Standard">Formulario para registrar un nuevo ingreso (ej: sueldo, devolución, etc.). Incluye campos como fecha, monto, categoría y descripción.</text:p>
      <text:h text:style-name="Heading_20_3" text:outline-level="3">Consulta de ingresos</text:h>
      <text:p text:style-name="Standard">Pantalla que permite filtrar y visualizar todos los ingresos cargados en el sistema.</text:p>
      <text:h text:style-name="Heading_20_3" text:outline-level="3">Modificación de ingreso</text:h>
      <text:p text:style-name="Standard">Permite seleccionar un ingreso y editar sus datos.</text:p>
      <text:h text:style-name="Heading_20_3" text:outline-level="3">Eliminación de ingreso</text:h>
      <text:p text:style-name="Standard">Funcionalidad para eliminar ingresos registrados por error o duplicados.</text:p>
      <text:h text:style-name="Heading_20_3" text:outline-level="3"><text:soft-page-break/>Alta de egreso</text:h>
      <text:p text:style-name="Standard">Formulario similar al de ingreso, pero para cargar gastos o egresos (ej: comida, servicios, transporte, etc.).</text:p>
      <text:h text:style-name="Heading_20_3" text:outline-level="3">Consulta de egresos</text:h>
      <text:p text:style-name="Standard">Pantalla para listar y filtrar los egresos registrados.</text:p>
      <text:h text:style-name="Heading_20_3" text:outline-level="3">Modificación de egreso</text:h>
      <text:p text:style-name="Standard">Permite editar un egreso previamente cargado.</text:p>
      <text:h text:style-name="Heading_20_3" text:outline-level="3">Eliminación de egreso</text:h>
      <text:p text:style-name="Standard">Elimina definitivamente un egreso.</text:p>
      <text:h text:style-name="Heading_20_3" text:outline-level="3">Reportes por mes</text:h>
      <text:p text:style-name="Standard">Genera totales mensuales de ingresos, egresos y saldo.</text:p>
      <text:h text:style-name="Heading_20_3" text:outline-level="3">Reportes por categoría</text:h>
      <text:p text:style-name="Standard">Permite visualizar cuánto se ha ingresado o gastado por cada categoría.</text:p>
      <text:h text:style-name="Heading_20_3" text:outline-level="3">Comparativas ingresos vs egresos</text:h>
      <text:p text:style-name="Standard">Muestra gráficamente la evolución de ingresos y egresos, y la diferencia entre ambos.</text:p>
      <text:h text:style-name="Heading_20_3" text:outline-level="3">Gestión de categorías</text:h>
      <text:p text:style-name="Standard">Pantalla opcional donde se pueden definir nuevas categorías o editar las existen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document-statistic meta:table-count="0" meta:image-count="0" meta:object-count="0" meta:page-count="2" meta:paragraph-count="48" meta:word-count="367" meta:character-count="2376" meta:non-whitespace-character-count="2075"/>
  </office:meta>
</office:document-meta>
</file>